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Symbol" svg:font-family="Symbol"/>
    <style:font-face style:name="Times" svg:font-family="Times"/>
  </office:font-face-decls>
  <office:automatic-styles>
    <style:style style:name="P1" style:family="paragraph" style:parent-style-name="Standard">
      <style:paragraph-properties fo:margin-top="0.1667in" fo:margin-bottom="0.0833in" fo:text-align="center"/>
      <style:text-properties style:font-name="Times" fo:font-size="18.0pt"/>
    </style:style>
    <style:style style:name="P2" style:family="paragraph" style:parent-style-name="Standard">
      <style:paragraph-properties fo:margin-bottom="0.0833in"/>
      <style:text-properties style:font-name="Times" fo:font-size="12.0pt"/>
    </style:style>
    <style:style style:name="T1" style:family="text">
      <style:text-properties fo:font-weight="bold" fo:font-weight-asian="bold" fo:font-weight-complex="bold"/>
    </style:style>
    <style:style style:name="T2" style:family="text">
      <style:text-properties style:text-underline-style="solid"/>
    </style:style>
    <style:style style:name="T3" style:family="text">
      <style:text-properties fo:font-style="italic" fo:font-style-asian="italic" fo:font-style-complex="italic"/>
    </style:style>
    <style:style style:name="T4" style:family="text">
      <style:text-properties style:font-name="Symbol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<text:span text:style-name="T1">Schema logico ristrutturato museo</text:span></text:p>
      <text:p text:style-name="P2"/>
      <text:p text:style-name="P2"/>
      <text:p text:style-name="P2"><text:span text:style-name="T1">OggettoGenerali</text:span><text:s/>(<text:span text:style-name="T2">codice</text:span>, nome, anno/periodo, lunghezza, larghezza, profondità,)</text:p>
      <text:p text:style-name="P2"><text:tab/><text:span text:style-name="T3">Foreign Key</text:span>: OggettoGenerali[codice] <text:span text:style-name="T4">⊆</text:span><text:s/>Collocazione[codiceOggetto]</text:p>
      <text:p text:style-name="P2"><text:tab/><text:span text:style-name="T3">Foreign Key</text:span>: OggettoGenerali[codice] <text:span text:style-name="T4">⊆</text:span><text:s/>OggettoParticolari[codice]</text:p>
      <text:p text:style-name="P2"/>
      <text:p text:style-name="P2"/>
      <text:p text:style-name="P2"><text:span text:style-name="T1">OggettoParticolari</text:span><text:s/>(<text:span text:style-name="T2">codice</text:span>, descrizione, provenienza*, curiosità*)</text:p>
      <text:p text:style-name="P2"><text:tab/><text:span text:style-name="T3">Foreign Key</text:span>: OggettoParticolari[codice] <text:span text:style-name="T4">⊆</text:span><text:s/>OggettoGenerali[codice]</text:p>
      <text:p text:style-name="P2"/>
      <text:p text:style-name="P2"><text:tab/></text:p>
      <text:p text:style-name="P2"><text:span text:style-name="T1">RepertoArcheologico</text:span><text:s/>(<text:span text:style-name="T2">codice</text:span>)</text:p>
      <text:p text:style-name="P2"><text:tab/><text:span text:style-name="T3">Foreign key</text:span>: RepertoArcheologico[codice] <text:span text:style-name="T4">⊆</text:span><text:s/>OggettoGenerali[codice]</text:p>
      <text:p text:style-name="P2"><text:tab/><text:span text:style-name="T3">Foreign Key</text:span>: RepertoArcheologico[codice] <text:span text:style-name="T4">⊆</text:span><text:s/>Ritrovamento[codiceReperto]</text:p>
      <text:p text:style-name="P2"/>
      <text:p text:style-name="P2"/>
      <text:p text:style-name="P2"><text:span text:style-name="T1">Scavo</text:span><text:s/>(<text:span text:style-name="T2">nome</text:span>, <text:span text:style-name="T2">luogo</text:span>)</text:p>
      <text:p text:style-name="P2"/>
      <text:p text:style-name="P2"/>
      <text:p text:style-name="P2"><text:span text:style-name="T1">Ritrovamento</text:span><text:s/>(<text:span text:style-name="T2">codiceReperto</text:span>, nomeScavo, luogoScavo, data)</text:p>
      <text:p text:style-name="P2"><text:tab/><text:span text:style-name="T3">Foreign Key</text:span>: Ritrovamento[codiceReperto] <text:span text:style-name="T4">⊆</text:span><text:s/>RepertoArcheologico[codice]</text:p>
      <text:p text:style-name="P2"><text:tab/><text:span text:style-name="T3">Foreign Key</text:span>: Ritrovamento[nomeScavo, luogoScavo] <text:span text:style-name="T4">⊆</text:span><text:s/>Scavo[nome, luogo]</text:p>
      <text:p text:style-name="P2"/>
      <text:p text:style-name="P2"><text:tab/></text:p>
      <text:p text:style-name="P2"><text:span text:style-name="T1">Fotografia</text:span><text:s/>(<text:span text:style-name="T2">codice</text:span>, tipo)</text:p>
      <text:p text:style-name="P2"><text:tab/><text:span text:style-name="T3">Foreign Key</text:span>: Fotografia[codice] <text:span text:style-name="T4">⊆</text:span><text:s/>OggettoGenerali[codice]</text:p>
      <text:p text:style-name="P2"/>
      <text:p text:style-name="P2"/>
      <text:p text:style-name="P2"><text:span text:style-name="T1">OperaArte</text:span><text:s/>(<text:span text:style-name="T2">codice</text:span>, codiceArtista)</text:p>
      <text:p text:style-name="P2"><text:tab/><text:span text:style-name="T3">Foreign Key</text:span>: OperaArte[codice] <text:span text:style-name="T4">⊆</text:span><text:s/>OggettoGenerali[codice]</text:p>
      <text:p text:style-name="P2"><text:tab/><text:span text:style-name="T3">Foreign Key</text:span>: OperaArte[codiceArtista] <text:span text:style-name="T4">⊆</text:span><text:s/>ArtistaGenerali[codice]</text:p>
      <text:p text:style-name="P2"/>
      <text:p text:style-name="P2"/>
      <text:p text:style-name="P2"><text:span text:style-name="T1">Quadro</text:span><text:s/>(<text:span text:style-name="T2">codice</text:span>, tecnica*)</text:p>
      <text:p text:style-name="P2"><text:tab/><text:span text:style-name="T3">Foreign Key</text:span>: Quadro[codice] <text:span text:style-name="T4">⊆</text:span><text:s/>OperaArte[codice]</text:p>
      <text:p text:style-name="P2"/>
      <text:p text:style-name="P2"/>
      <text:p text:style-name="P2"><text:span text:style-name="T1">Statua</text:span><text:s/>(<text:span text:style-name="T2">codice</text:span>, materiale*)</text:p>
      <text:p text:style-name="P2"><text:tab/><text:span text:style-name="T3">Foreign Key</text:span>: Statua[codice] <text:span text:style-name="T4">⊆</text:span><text:s/>OperaArte[codice]</text:p>
      <text:p text:style-name="P2"/>
      <text:p text:style-name="P2"/>
      <text:p text:style-name="P2"><text:span text:style-name="T1">ArtistaGenerali</text:span><text:s/>(<text:span text:style-name="T2">codice</text:span>, nome, cognome, nomeArte*, dataNascita, dataMorte)</text:p>
      <text:p text:style-name="P2"><text:tab/><text:span text:style-name="T3">Foreign Key</text:span>: ArtistaGenerali[codice] <text:span text:style-name="T4">⊆</text:span><text:s/>ArtistaParticolari[codice]</text:p>
      <text:p text:style-name="P2"/>
      <text:p text:style-name="P2"/>
      <text:p text:style-name="P2"><text:span text:style-name="T1">ArtistaParticolari</text:span><text:s/>(<text:span text:style-name="T2">codice</text:span>, luogoNascita, luogoMorte, vita, stile)</text:p>
      <text:p text:style-name="P2"><text:tab/><text:span text:style-name="T3">Foreign Key</text:span>: ArtistaParticolari[codice] <text:span text:style-name="T4">⊆</text:span><text:s/>ArtistaGenerali[codice]</text:p>
      <text:p text:style-name="P2"/>
      <text:p text:style-name="P2"/>
      <text:p text:style-name="P2"><text:span text:style-name="T1">MovimentoArtistico</text:span><text:s/>(<text:span text:style-name="T2">nome</text:span>, periodoStorico, descrizione)</text:p>
      <text:p text:style-name="P2"/>
      <text:p text:style-name="P2"/>
      <text:p text:style-name="P2"><text:span text:style-name="T1">Aderimento</text:span><text:s/>(<text:span text:style-name="T2">codiceArtista</text:span>, <text:span text:style-name="T2">movimentoArtistico</text:span>)</text:p>
      <text:p text:style-name="P2"><text:tab/><text:span text:style-name="T3">Foreign Key</text:span>: Aderimento[codiceArtista] <text:span text:style-name="T4">⊆</text:span><text:s/>ArtistaGenerali[codice]</text:p>
      <text:p text:style-name="P2"><text:tab/><text:span text:style-name="T3">Foreign Key</text:span>: Aderimento[movimentoArtistico] <text:span text:style-name="T4">⊆</text:span><text:s/>MovimentoArtistico[nome]</text:p>
      <text:p text:style-name="P2"/>
      <text:p text:style-name="P2"/>
      <text:p text:style-name="P2"><text:span text:style-name="T1">Sala</text:span><text:s/>(<text:span text:style-name="T2">numero</text:span>, <text:span text:style-name="T2">piano</text:span>, descrizione*)</text:p>
      <text:p text:style-name="P2"/>
      <text:p text:style-name="P2"/>
      <text:p text:style-name="P2"><text:span text:style-name="T1">SalaCollezione</text:span><text:s/>(<text:span text:style-name="T2">numero</text:span>, <text:span text:style-name="T2">piano</text:span>, numOggetti)</text:p>
      <text:p text:style-name="P2"><text:tab/><text:span text:style-name="T3">Foreign Key</text:span>: SalaCollezione[numero, piano] <text:span text:style-name="T4">⊆</text:span><text:s/>Sala[numero, piano]</text:p>
      <text:p text:style-name="P2"><text:tab/><text:span text:style-name="T3">Inclusione</text:span>: SalaCollezione[numero, piano] <text:span text:style-name="T4">⊆</text:span><text:s/>Collocazione[numSala, pianoSala]</text:p>
      <text:p text:style-name="P2"/>
      <text:p text:style-name="P2"/>
      <text:p text:style-name="P2"/>
      <text:p text:style-name="P2"><text:span text:style-name="T1">Collocazione</text:span><text:s/>(<text:span text:style-name="T2">codiceOggetto</text:span>, numSala, pianoSala)</text:p>
      <text:p text:style-name="P2"><text:tab/><text:span text:style-name="T3">Foreign Key</text:span>: Collocazione[codiceOggetto] <text:span text:style-name="T4">⊆</text:span><text:s/>OggettoGenerali[codice]</text:p>
      <text:p text:style-name="P2"><text:tab/><text:span text:style-name="T3">Foreign Key</text:span>: Collocazione[numSala, pianoSala] <text:span text:style-name="T4">⊆</text:span><text:s/>SalaCollezione[numero, piano]</text:p>
      <text:p text:style-name="P2"/>
      <text:p text:style-name="P2"/>
      <text:p text:style-name="P2"><text:span text:style-name="T1">Sezione</text:span><text:s/>(<text:span text:style-name="T2">nome</text:span>, descrizione, numSale)</text:p>
      <text:p text:style-name="P2"><text:tab/><text:span text:style-name="T3">Inclusione</text:span>: Sezione[nome] <text:span text:style-name="T4">⊆</text:span><text:s/>Appartenenza[sezione]</text:p>
      <text:p text:style-name="P2"/>
      <text:p text:style-name="P2"/>
      <text:p text:style-name="P2"><text:span text:style-name="T1">Appartenenza</text:span><text:s/>(<text:span text:style-name="T2">numSala</text:span>, <text:span text:style-name="T2">pianoSala</text:span>, <text:span text:style-name="T2">sezione</text:span>)</text:p>
      <text:p text:style-name="P2"><text:tab/><text:span text:style-name="T3">Foreign Key</text:span>: Appartenenza[numSala, pianoSala] <text:span text:style-name="T4">⊆</text:span><text:s/>SalaCollezione[numero, piano]</text:p>
      <text:p text:style-name="P2"><text:tab/><text:span text:style-name="T3">Foreign Key</text:span>: Appartenenza[sezione] <text:span text:style-name="T4">⊆</text:span><text:s/>Sezione[nome]</text:p>
      <text:p text:style-name="P2"/>
      <text:p text:style-name="P2"/>
      <text:p text:style-name="P2"><text:span text:style-name="T1">OggettoPermanente</text:span><text:s/>(<text:span text:style-name="T2">codice</text:span>, stato)</text:p>
      <text:p text:style-name="P2"><text:tab/><text:span text:style-name="T3">Foreign Key</text:span>: OggettoPermanente[codice] <text:span text:style-name="T4">⊆</text:span><text:s/>OggettoGenerali[codice]</text:p>
      <text:p text:style-name="P2"/>
      <text:p text:style-name="P2"/>
      <text:p text:style-name="P2"><text:span text:style-name="T1">OggettoTemporaneo</text:span><text:s/>(<text:span text:style-name="T2">codice</text:span>)</text:p>
      <text:p text:style-name="P2"><text:tab/><text:span text:style-name="T3">Foreign Key</text:span>: OggettoTemporaneo[codice] <text:span text:style-name="T4">⊆</text:span><text:s/>OggettoGenerali[codice]</text:p>
      <text:p text:style-name="P2"><text:tab/><text:span text:style-name="T3">Foreign Key</text:span>: OggettoTemporaneo[codice] <text:span text:style-name="T4">⊆</text:span><text:s/>PrestitoRicevuto[codiceOggetto]</text:p>
      <text:p text:style-name="P2"/>
      <text:p text:style-name="P2"/>
      <text:p text:style-name="P2"><text:span text:style-name="T1">Struttura</text:span><text:s/>(<text:span text:style-name="T2">codice</text:span>, nome, luogo, via, numero, CAP)</text:p>
      <text:p text:style-name="P2"><text:tab/><text:span text:style-name="T3">Inclusione</text:span>: Struttura[codice] <text:span text:style-name="T4">⊆</text:span><text:s/>TelefonoStruttura[codiceStruttura]</text:p>
      <text:p text:style-name="P2"/>
      <text:p text:style-name="P2"><text:span text:style-name="T1"/></text:p>
      <text:p text:style-name="P2"><text:span text:style-name="T1">TelefonoStruttura</text:span><text:s/>(<text:span text:style-name="T2">telefono</text:span>, codiceStruttura)</text:p>
      <text:p text:style-name="P2"><text:tab/><text:span text:style-name="T3">Foreign Key</text:span>: TelefonoStruttura[codiceStruttura] <text:span text:style-name="T4">⊆</text:span><text:s/>Struttura[codice]</text:p>
      <text:p text:style-name="P2"/>
      <text:p text:style-name="P2"/>
      <text:p text:style-name="P2"><text:span text:style-name="T1">Museo/Ente</text:span><text:s/>(<text:span text:style-name="T2">codice</text:span>)</text:p>
      <text:p text:style-name="P2"><text:tab/><text:span text:style-name="T3">Foreign Key</text:span>: Museo/Ente[codice] <text:span text:style-name="T4">⊆</text:span><text:s/>Struttura[codice]</text:p>
      <text:p text:style-name="P2"/>
      <text:p text:style-name="P2"/>
      <text:p text:style-name="P2"><text:span text:style-name="T1">CentroRestauro</text:span>(<text:span text:style-name="T2">codice</text:span>)</text:p>
      <text:p text:style-name="P2"><text:tab/><text:span text:style-name="T3">Foreign Key</text:span>: CentroRestauro[codice] <text:span text:style-name="T4">⊆</text:span><text:s/>Struttura[codice]</text:p>
      <text:p text:style-name="P2"/>
      <text:p text:style-name="P2"/>
      <text:p text:style-name="P2"><text:span text:style-name="T1">PrestitoRicevuto</text:span><text:s/>(<text:span text:style-name="T2">codiceOggetto</text:span>, dataInizio, dataFine, codiceMuseo)</text:p>
      <text:p text:style-name="P2"><text:tab/><text:span text:style-name="T3">Foreign Key</text:span>: PrestitoRicevuto[codiceOggetto] <text:span text:style-name="T4">⊆</text:span><text:s/>OggettoTemporaneo[codice]</text:p>
      <text:p text:style-name="P2"><text:tab/><text:span text:style-name="T3">Foreign Key</text:span>: PrestitoRicevuto[codiceMuseo] <text:span text:style-name="T4">⊆</text:span><text:s/>Museo/Ente[codice]</text:p>
      <text:p text:style-name="P2"/>
      <text:p text:style-name="P2"/>
      <text:p text:style-name="P2"><text:span text:style-name="T1">PrestitoEffettuato</text:span><text:s/>(<text:span text:style-name="T2">codiceOggetto</text:span>, <text:span text:style-name="T2">dataInizio</text:span>, dataFine, codiceMuseo)</text:p>
      <text:p text:style-name="P2"><text:tab/><text:span text:style-name="T3">Foreign Key</text:span>: PrestitoEffettuato[codiceOggetto] <text:span text:style-name="T4">⊆</text:span><text:s/>OggettoPermanente[codice]</text:p>
      <text:p text:style-name="P2"><text:tab/><text:span text:style-name="T3">Foreign Key</text:span>: PrestitoEffettuato[codiceMuseo] <text:span text:style-name="T4">⊆</text:span><text:s/>Museo/Ente[codice]</text:p>
      <text:p text:style-name="P2"/>
      <text:p text:style-name="P2"/>
      <text:p text:style-name="P2"><text:span text:style-name="T1">Restauro </text:span>(<text:span text:style-name="T2">codiceOggetto</text:span>, <text:span text:style-name="T2">dataInizio</text:span>, dataFine, codiceCentro)</text:p>
      <text:p text:style-name="P2"><text:tab/><text:span text:style-name="T3">Foreign Key</text:span>: Restauro[codiceOggetto] <text:span text:style-name="T4">⊆</text:span><text:s/>OggettoPermanente[codice]</text:p>
      <text:p text:style-name="P2"><text:tab/><text:span text:style-name="T3">Foreign Key</text:span>: Restauro[codiceCentro] <text:span text:style-name="T4">⊆</text:span><text:s/>CentroRestauro[codice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138.23</meta:generator>
    <meta:initial-creator>luigi </meta:initial-creator>
  </office:meta>
</office:document-meta>
</file>